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0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3.503cm"/>
    </style:style>
    <style:style style:name="gr14" style:family="graphic" style:parent-style-name="standard">
      <style:graphic-properties draw:stroke="solid" draw:stroke-dash="Fine_20_Dashed" svg:stroke-color="#80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00" fo:font-size="16pt" style:font-size-asian="16pt" style:font-size-complex="16pt"/>
    </style:style>
    <style:style style:name="P5" style:family="paragraph">
      <style:paragraph-properties fo:margin-left="0cm" fo:margin-right="0cm" fo:margin-top="0.308cm" fo:margin-bottom="0cm" fo:line-height="100%" fo:text-indent="0cm"/>
    </style:style>
    <style:style style:name="P6" style:family="paragraph">
      <style:paragraph-properties text:enable-numbering="false" fo:margin-left="0cm" fo:margin-right="0cm" fo:margin-top="0.308cm" fo:margin-bottom="0cm" fo:line-height="100%" fo:text-indent="0cm" style:writing-mode="lr-tb"/>
      <style:text-properties fo:font-size="2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ff0000" fo:font-size="16pt" style:font-size-asian="16pt" style:font-size-complex="16pt"/>
    </style:style>
    <style:style style:name="T2" style:family="text">
      <style:text-properties fo:font-family="Arial" style:font-pitch="variable" fo:font-size="14pt" fo:language="en" fo:country="US" style:font-size-asian="14pt" style:font-size-complex="14pt"/>
    </style:style>
    <style:style style:name="T3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Main Server Components</text:p>
          </draw:text-box>
        </draw:frame>
        <draw:custom-shape draw:style-name="gr1" draw:text-style-name="P4" draw:layer="layout" svg:width="3.572cm" svg:height="1.72cm" svg:x="19.022cm" svg:y="8.42cm">
          <text:p text:style-name="P3"><text:span text:style-name="T1">openssh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602cm" svg:height="1.766cm" svg:x="17.55cm" svg:y="5.277cm">
          <text:p text:style-name="P5"><text:span text:style-name="T2"><text:s text:c="3"/></text:span><text:span text:style-name="T3">netconf-subsystem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.626cm" svg:height="1.048cm" svg:x="18.12cm" svg:y="14.658cm">
          <text:p text:style-name="P3"><text:span text:style-name="T4">libto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626cm" svg:height="1.048cm" svg:x="18.081cm" svg:y="16.092cm">
          <text:p text:style-name="P3"><text:span text:style-name="T4">lib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351cm" svg:height="1.275cm" svg:x="19.526cm" svg:y="7.05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4.761cm" svg:height="1.187cm" svg:x="18.667cm" svg:y="10.162cm">
          <draw:text-box>
            <text:p>SSH2 server</text:p>
          </draw:text-box>
        </draw:frame>
        <draw:line draw:style-name="gr6" draw:layer="layout" svg:x1="16.641cm" svg:y1="4.748cm" svg:x2="16.641cm" svg:y2="17.433cm">
          <text:p/>
        </draw:line>
        <draw:custom-shape draw:style-name="gr7" draw:text-style-name="P7" draw:layer="layout" svg:width="3.572cm" svg:height="1.72cm" svg:x="12.113cm" svg:y="5.362cm">
          <text:p text:style-name="P3"><text:span text:style-name="T5">agt_ncx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72cm" svg:height="1.72cm" svg:x="7.315cm" svg:y="5.386cm">
          <text:p text:style-name="P3"><text:span text:style-name="T5">agt_ses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875cm" svg:height="0.797cm" svg:x="11.349cm" svg:y="4.525cm">
          <draw:text-box>
            <text:p><text:span text:style-name="T4">Connect to subsystem</text:span></text:p>
          </draw:text-box>
        </draw:frame>
        <draw:frame draw:style-name="gr5" draw:text-style-name="P8" draw:layer="layout" svg:width="4.549cm" svg:height="0.797cm" svg:x="6.776cm" svg:y="4.576cm">
          <draw:text-box>
            <text:p><text:span text:style-name="T4">NETCONF sessions</text:span></text:p>
          </draw:text-box>
        </draw:frame>
        <draw:custom-shape draw:style-name="gr7" draw:text-style-name="P7" draw:layer="layout" svg:width="3.572cm" svg:height="1.72cm" svg:x="2.643cm" svg:y="5.412cm">
          <text:p text:style-name="P3"><text:span text:style-name="T5">agt_xml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859cm" svg:height="0.797cm" svg:x="2.325cm" svg:y="4.603cm">
          <draw:text-box>
            <text:p><text:span text:style-name="T4">XML processing</text:span></text:p>
          </draw:text-box>
        </draw:frame>
        <draw:custom-shape draw:style-name="gr4" draw:text-style-name="P3" draw:layer="layout" svg:width="1.854cm" svg:height="0.445cm" svg:x="15.702cm" svg:y="5.9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3.572cm" svg:height="1.72cm" svg:x="2.544cm" svg:y="8.701cm">
          <text:p text:style-name="P3"><text:span text:style-name="T5">agt_top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707cm" svg:height="0.797cm" svg:x="2.376cm" svg:y="7.769cm">
          <draw:text-box>
            <text:p><text:span text:style-name="T4">Top level PDUs</text:span></text:p>
          </draw:text-box>
        </draw:frame>
        <draw:line draw:style-name="gr9" draw:layer="layout" svg:x1="12.067cm" svg:y1="6.207cm" svg:x2="10.88cm" svg:y2="6.207cm">
          <text:p/>
        </draw:line>
        <draw:line draw:style-name="gr10" draw:layer="layout" svg:x1="7.27cm" svg:y1="6.281cm" svg:x2="6.157cm" svg:y2="6.281cm">
          <text:p/>
        </draw:line>
        <draw:line draw:style-name="gr10" draw:layer="layout" svg:x1="4.401cm" svg:y1="7.122cm" svg:x2="4.426cm" svg:y2="7.888cm">
          <text:p/>
        </draw:line>
        <draw:custom-shape draw:style-name="gr7" draw:text-style-name="P7" draw:layer="layout" svg:width="3.572cm" svg:height="1.72cm" svg:x="7.589cm" svg:y="8.7cm">
          <text:p text:style-name="P3"><text:span text:style-name="T5">agt_rpc</text:span><text:span text:style-name="T5"><text:line-break/></text:span><text:span text:style-name="T5">agt_rpce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3.952cm" svg:height="0.797cm" svg:x="7.47cm" svg:y="7.868cm">
          <draw:text-box>
            <text:p><text:span text:style-name="T4">&lt;rpc&gt; processing</text:span></text:p>
          </draw:text-box>
        </draw:frame>
        <draw:custom-shape draw:style-name="gr7" draw:text-style-name="P7" draw:layer="layout" svg:width="3.572cm" svg:height="1.72cm" svg:x="2.717cm" svg:y="12.064cm">
          <text:p text:style-name="P3"><text:span text:style-name="T5">agt_hello</text:span></text:p>
          <text:p text:style-name="P3"><text:span text:style-name="T5">agt_cap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316cm" svg:height="0.797cm" svg:x="2.327cm" svg:y="11.33cm">
          <draw:text-box>
            <text:p><text:span text:style-name="T4">&lt;hello&gt; processing</text:span></text:p>
          </draw:text-box>
        </draw:frame>
        <draw:line draw:style-name="gr10" draw:layer="layout" svg:x1="4.278cm" svg:y1="10.435cm" svg:x2="4.278cm" svg:y2="11.4cm">
          <text:p/>
        </draw:line>
        <draw:line draw:style-name="gr10" draw:layer="layout" svg:x1="6.182cm" svg:y1="9.595cm" svg:x2="7.567cm" svg:y2="9.619cm">
          <text:p/>
        </draw:line>
        <draw:custom-shape draw:style-name="gr7" draw:text-style-name="P7" draw:layer="layout" svg:width="3.572cm" svg:height="1.72cm" svg:x="12.238cm" svg:y="12.063cm">
          <text:p text:style-name="P3"><text:span text:style-name="T5">agt_a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448cm" svg:height="0.797cm" svg:x="12.317cm" svg:y="11.206cm">
          <draw:text-box>
            <text:p><text:span text:style-name="T4">Access control</text:span></text:p>
          </draw:text-box>
        </draw:frame>
        <draw:custom-shape draw:style-name="gr7" draw:text-style-name="P7" draw:layer="layout" svg:width="3.572cm" svg:height="1.72cm" svg:x="12.088cm" svg:y="15.203cm">
          <text:p text:style-name="P3"><text:span text:style-name="T5">agt_val_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3.779cm" svg:height="0.847cm" svg:x="12.045cm" svg:y="14.392cm">
          <draw:text-box>
            <text:p><text:span text:style-name="T4">YANG database </text:span></text:p>
          </draw:text-box>
        </draw:frame>
        <draw:line draw:style-name="gr10" draw:layer="layout" svg:x1="9.372cm" svg:y1="10.411cm" svg:x2="9.397cm" svg:y2="11.325cm">
          <text:p/>
        </draw:line>
        <draw:line draw:style-name="gr14" draw:layer="layout" svg:x1="10.633cm" svg:y1="10.386cm" svg:x2="12.166cm" svg:y2="12.067cm">
          <text:p/>
        </draw:line>
        <draw:custom-shape draw:style-name="gr7" draw:text-style-name="P7" draw:layer="layout" svg:width="3.572cm" svg:height="1.72cm" svg:x="7.317cm" svg:y="12.037cm">
          <text:p text:style-name="P3"><text:span text:style-name="T5">agt_n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3.572cm" svg:height="1.72cm" svg:x="7.442cm" svg:y="15.153cm">
          <text:p text:style-name="P3"><text:span text:style-name="T5">agt_val_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368cm" svg:height="0.797cm" svg:x="7.644cm" svg:y="14.366cm">
          <draw:text-box>
            <text:p><text:span text:style-name="T4">YANG syntax</text:span></text:p>
          </draw:text-box>
        </draw:frame>
        <draw:custom-shape draw:style-name="gr7" draw:text-style-name="P7" draw:layer="layout" svg:width="3.572cm" svg:height="1.72cm" svg:x="12.113cm" svg:y="15.154cm">
          <text:p text:style-name="P3"><text:span text:style-name="T5">agt_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15cm" svg:height="0.797cm" svg:x="7.273cm" svg:y="11.304cm">
          <draw:text-box>
            <text:p><text:span text:style-name="T4">NETCONF Ops</text:span></text:p>
          </draw:text-box>
        </draw:frame>
        <draw:line draw:style-name="gr15" draw:layer="layout" svg:x1="10.881cm" svg:y1="13.057cm" svg:x2="12.215cm" svg:y2="13.031cm">
          <text:p/>
        </draw:line>
        <draw:line draw:style-name="gr10" draw:layer="layout" svg:x1="9.347cm" svg:y1="8.036cm" svg:x2="9.347cm" svg:y2="7.196cm">
          <text:p/>
        </draw:line>
        <draw:line draw:style-name="gr15" draw:layer="layout" svg:x1="14.021cm" svg:y1="14.515cm" svg:x2="14.045cm" svg:y2="13.775cm">
          <text:p/>
        </draw:line>
        <draw:line draw:style-name="gr10" draw:layer="layout" svg:x1="9.026cm" svg:y1="13.774cm" svg:x2="9.026cm" svg:y2="14.515cm">
          <text:p/>
        </draw:line>
        <draw:line draw:style-name="gr10" draw:layer="layout" svg:x1="11.053cm" svg:y1="16.122cm" svg:x2="12.067cm" svg:y2="16.147cm">
          <text:p/>
        </draw:line>
        <draw:line draw:style-name="gr10" draw:layer="layout" svg:x1="15.727cm" svg:y1="15.801cm" svg:x2="18.101cm" svg:y2="15.356cm">
          <text:p/>
        </draw:line>
        <draw:line draw:style-name="gr10" draw:layer="layout" svg:x1="15.727cm" svg:y1="16.469cm" svg:x2="18.051cm" svg:y2="16.79cm">
          <text:p/>
        </draw:line>
        <draw:frame draw:style-name="gr5" draw:text-style-name="P8" draw:layer="layout" svg:width="5.078cm" svg:height="1.343cm" svg:x="16.963cm" svg:y="13.205cm">
          <draw:text-box>
            <text:p><text:span text:style-name="T4">Server Instrumentation</text:span><text:span text:style-name="T4"><text:line-break/></text:span><text:span text:style-name="T4"> <text:s text:c="11"/>Libraries</text:span></text:p>
          </draw:text-box>
        </draw:frame>
        <draw:frame draw:style-name="gr5" draw:layer="layout" svg:width="5.967cm" svg:height="1.187cm" svg:x="7.022cm" svg:y="16.963cm">
          <draw:text-box>
            <text:p>netconfd <text:s/>server</text:p>
          </draw:text-box>
        </draw:frame>
        <draw:custom-shape draw:style-name="gr7" draw:text-style-name="P7" draw:layer="layout" svg:width="3.572cm" svg:height="1.72cm" svg:x="12.262cm" svg:y="8.652cm">
          <text:p text:style-name="P3"><text:span text:style-name="T5">agt_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11cm" svg:height="0.797cm" svg:x="12.341cm" svg:y="7.795cm">
          <draw:text-box>
            <text:p><text:span text:style-name="T4">Notifications</text:span></text:p>
          </draw:text-box>
        </draw:frame>
        <draw:line draw:style-name="gr10" draw:layer="layout" svg:x1="14.021cm" svg:y1="7.938cm" svg:x2="14.021cm" svg:y2="7.098cm">
          <text:p/>
        </draw:line>
        <draw:line draw:style-name="gr10" draw:layer="layout" svg:x1="10.534cm" svg:y1="7.171cm" svg:x2="12.463cm" svg:y2="8.259cm">
          <text:p/>
        </draw:line>
        <draw:line draw:style-name="gr16" draw:layer="layout" svg:x1="6.083cm" svg:y1="11.424cm" svg:x2="7.542cm" svg:y2="7.295cm">
          <text:p/>
        </draw:line>
        <draw:line draw:style-name="gr15" draw:layer="layout" svg:x1="13.946cm" svg:y1="10.386cm" svg:x2="13.971cm" svg:y2="11.375cm">
          <text:p/>
        </draw:line>
        <draw:custom-shape draw:style-name="gr7" draw:text-style-name="P7" draw:layer="layout" svg:width="3.572cm" svg:height="1.72cm" svg:x="2.719cm" svg:y="15.228cm">
          <text:p text:style-name="P3"><text:span text:style-name="T5">agt_s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3.724cm" svg:height="0.797cm" svg:x="2.55cm" svg:y="14.366cm">
          <draw:text-box>
            <text:p><text:span text:style-name="T4">System Monitor</text:span>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text-style-name="P9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09-11-11T11:49:52</dc:date>
    <meta:print-date>2000-12-09T21:37:10</meta:print-date>
    <meta:editing-cycles>624</meta:editing-cycles>
    <meta:editing-duration>PT932H04M54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